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bfbe" officeooo:paragraph-rsid="0017bfbe"/>
    </style:style>
    <style:style style:name="P2" style:family="paragraph" style:parent-style-name="Standard">
      <style:text-properties officeooo:rsid="001af276" officeooo:paragraph-rsid="001af276"/>
    </style:style>
    <style:style style:name="T1" style:family="text">
      <style:text-properties officeooo:rsid="0019b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enti non registrati</text:p>
      <text:p text:style-name="P1"/>
      <text:p text:style-name="P1">L’utente non registrato può mettere nel carrello una prenotazione, ma questa non è effettiva fino a quando non la paga. Ciò significa che lo stesso spazio può essere prenotato da qualcun altro per lo stesso periodo di tempo prima che l’utente non registrato vada a pagarlo. Quando l’utente non registrato va alla cassa gli viene chiesto di registrarsi (non si vendono prenotazioni a utenti anonimi e la registrazione è obbligatoria per l’acquisto). A questo punto il suo carrello viene aggiornato e se gli spazi non sono più disponibili, sono automaticamente rimossi dal carrello e l’utente viene avvisato.</text:p>
      <text:p text:style-name="P1">Se invece gli spazi nel carrello sono ancora disponibili nel momento in cui si registra, gli vengono riservati per un tempo a scelta dell’amministratore del<text:span text:style-name="T1">l’ecommerce</text:span> (di default 2 ore), <text:span text:style-name="T1">in attesa di ricevere il pagamento</text:span>.</text:p>
      <text:p text:style-name="P1"/>
      <text:p text:style-name="P2">Utenti registrati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42:36.736430533</meta:creation-date>
    <dc:date>2018-02-23T13:20:12.391225155</dc:date>
    <meta:editing-duration>PT17M17S</meta:editing-duration>
    <meta:editing-cycles>3</meta:editing-cycles>
    <meta:generator>LibreOffice/6.0.1.1$Linux_X86_64 LibreOffice_project/00m0$Build-1</meta:generator>
    <meta:document-statistic meta:table-count="0" meta:image-count="0" meta:object-count="0" meta:page-count="1" meta:paragraph-count="4" meta:word-count="137" meta:character-count="867" meta:non-whitespace-character-count="734"/>
  </office:meta>
</office:document-meta>
</file>